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1" style:family="table">
      <style:table-properties style:width="6.6993in" fo:margin-left="-0.0063in" table:align="left"/>
    </style:style>
    <style:style style:name="Tabel1.A" style:family="table-column">
      <style:table-column-properties style:column-width="3.3542in"/>
    </style:style>
    <style:style style:name="Tabel1.B" style:family="table-column">
      <style:table-column-properties style:column-width="3.3451in"/>
    </style:style>
    <style:style style:name="Tabel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1.B1" style:family="table-cell">
      <style:table-cell-properties fo:padding="0.0382in" fo:border="0.05pt solid #000000"/>
    </style:style>
    <style:style style:name="Tabel1.A2" style:family="table-cell">
      <style:table-cell-properties fo:padding="0.0382in" fo:border-left="0.05pt solid #000000" fo:border-right="none" fo:border-top="none" fo:border-bottom="0.05pt solid #000000"/>
    </style:style>
    <style:style style:name="Tabel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2" style:family="table">
      <style:table-properties style:width="6.6931in" table:align="margins"/>
    </style:style>
    <style:style style:name="Tabel2.A" style:family="table-column">
      <style:table-column-properties style:column-width="3.3465in" style:rel-column-width="32767*"/>
    </style:style>
    <style:style style:name="Tabel2.B" style:family="table-column">
      <style:table-column-properties style:column-width="3.3465in" style:rel-column-width="32768*"/>
    </style:style>
    <style:style style:name="Tabel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2.B1" style:family="table-cell">
      <style:table-cell-properties fo:padding="0.0382in" fo:border="0.05pt solid #000000"/>
    </style:style>
    <style:style style:name="Tabel2.A2" style:family="table-cell">
      <style:table-cell-properties fo:padding="0.0382in" fo:border-left="0.05pt solid #000000" fo:border-right="none" fo:border-top="none" fo:border-bottom="0.05pt solid #000000"/>
    </style:style>
    <style:style style:name="Tabel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>
      <style:text-properties style:font-name="Liberation Sans" fo:font-weight="bold" style:font-weight-asian="bold" style:font-weight-complex="bold"/>
    </style:style>
    <style:style style:name="P5" style:family="paragraph" style:parent-style-name="Text_20_body">
      <style:text-properties style:font-name="Liberation Sans" fo:font-weight="normal" style:font-weight-asian="normal" style:font-weight-complex="normal"/>
    </style:style>
    <style:style style:name="P6" style:family="paragraph" style:parent-style-name="Text_20_body">
      <style:paragraph-properties fo:break-before="page"/>
      <style:text-properties style:font-name="Liberation Sans" fo:font-weight="bold" style:font-weight-asian="bold" style:font-weight-complex="bold"/>
    </style:style>
    <style:style style:name="P7" style:family="paragraph" style:parent-style-name="Text_20_body">
      <style:text-properties style:font-name="Liberation Sans"/>
    </style:style>
    <style:style style:name="P8" style:family="paragraph" style:parent-style-name="Heading_20_1">
      <style:text-properties style:font-name="Liberation Sans"/>
    </style:style>
    <style:style style:name="P9" style:family="paragraph" style:parent-style-name="Heading_20_2">
      <style:text-properties style:font-name="Liberation Sans"/>
    </style:style>
    <style:style style:name="P10" style:family="paragraph" style:parent-style-name="Heading_20_3">
      <style:text-properties style:font-name="Liberation Sans"/>
    </style:style>
    <style:style style:name="P11" style:family="paragraph">
      <style:text-properties style:font-name="Liberatio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2" style:family="paragraph">
      <style:text-properties style:font-name="Liberation Sans Narrow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font-name="Liberatio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font-name="Liberatio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5" style:family="text">
      <style:text-properties style:font-name="Liberation Sans Narrow" fo:font-size="8pt" style:font-size-asian="8pt" style:font-size-complex="8pt"/>
    </style:style>
    <style:style style:name="gr1" style:family="graphic">
      <style:graphic-properties draw:stroke="none" svg:stroke-color="#000000" draw:fill="none" draw:fill-color="#ffffff" fo:min-height="0.2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0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Dokumentation</text:h>
      <text:p text:style-name="P3"/>
      <text:h text:style-name="P9" text:outline-level="2">Skrifttyper</text:h>
      <text:p text:style-name="P3">I sit nuværende stadie kan brokeren håndtere følgende åbne skrifttyper:</text:p>
      <text:p text:style-name="P3">Liberation Mono*</text:p>
      <text:p text:style-name="P3">Liberation Sans*</text:p>
      <text:p text:style-name="P3">Liberation Sans Narrow*</text:p>
      <text:p text:style-name="P3">Liberation Serif*</text:p>
      <text:p text:style-name="P3">Free Serif</text:p>
      <text:p text:style-name="P3">(* disse fonte følger med Debian og dets derivater, som Ubuntu, Mint etc. og kan hentes via apt-get)</text:p>
      <text:p text:style-name="P3"/>
      <text:p text:style-name="P3">Det vil naturligvis være muligt at tilføje yderligere skrifttyper efter ønske. Disse skal blot indlejres i brokeren for at kunne anvendes. Endvidere vil vi forsøge at finde andre fonte, som er 100% conformant med PDF/A 1a.</text:p>
      <text:p text:style-name="P3"/>
      <text:h text:style-name="P9" text:outline-level="2">Dokumentstrukturer</text:h>
      <text:p text:style-name="P3">Når en template sættes op er der nogle retningslinjer som skal følges for at opnå kontrol over layoutet i det endelige PDF-dokument og for at dokumentet kan fremstilles. I det følgende vil disse retningslinjer blive beskrevet.</text:p>
      <text:p text:style-name="P3"/>
      <text:h text:style-name="P10" text:outline-level="3">DIV-tags</text:h>
      <text:p text:style-name="P3">Templates er XHTML-dokumenter som indeholder felter, som kan holde brugerdefineret data. Dokumentets struktur er bygget op af DIV-tags, som adskiller sig fra hinanden med deres id- og class-attributter.</text:p>
      <text:p text:style-name="P3"/>
      <text:p text:style-name="P3">Forskellen i virkningen af id- og class-attributterne er, at class-attributten definerer indhold, som er indlejret i dokumentets brødtekst, hvorimod id-attributten definerer statiske elementer, som forbliver på siderne (sidehoved, sidefod ol.).</text:p>
      <text:p text:style-name="P3"/>
      <text:p text:style-name="P3">I tabellerne nedenfor beskrives de id- og class-værdier, som kan anvendes i DIV-tags til at opsætte dokumentstrukturen.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2">Attributværdi</text:p>
          </table:table-cell>
          <table:table-cell table:style-name="Tabel1.B1" office:value-type="string">
            <text:p text:style-name="P2">Funktion</text:p>
          </table:table-cell>
        </table:table-row>
        <table:table-row>
          <table:table-cell table:style-name="Tabel1.A2" office:value-type="string">
            <text:p text:style-name="P1">init</text:p>
          </table:table-cell>
          <table:table-cell table:style-name="Tabel1.B2" office:value-type="string">
            <text:p text:style-name="P1">Dokumentets initieringsblok. Denne blok indeholder sidernes struktur. Det er her man definerer sidehove, sidefod ol.</text:p>
            <text:p text:style-name="P1">Alt indhold skal være indlejret i denne blok.</text:p>
          </table:table-cell>
        </table:table-row>
        <text:soft-page-break/>
        <table:table-row>
          <table:table-cell table:style-name="Tabel1.A2" office:value-type="string">
            <text:p text:style-name="P1">page_header</text:p>
          </table:table-cell>
          <table:table-cell table:style-name="Tabel1.B2" office:value-type="string">
            <text:p text:style-name="P1">Dokumentets sidehoved.</text:p>
          </table:table-cell>
        </table:table-row>
        <table:table-row>
          <table:table-cell table:style-name="Tabel1.A2" office:value-type="string">
            <text:p text:style-name="P1">page_footer</text:p>
          </table:table-cell>
          <table:table-cell table:style-name="Tabel1.B2" office:value-type="string">
            <text:p text:style-name="P1">Dokumentets sidefod.</text:p>
          </table:table-cell>
        </table:table-row>
        <table:table-row>
          <table:table-cell table:style-name="Tabel1.A2" office:value-type="string">
            <text:p text:style-name="P1">page_footer_with_page_number</text:p>
          </table:table-cell>
          <table:table-cell table:style-name="Tabel1.B2" office:value-type="string">
            <text:p text:style-name="P1">Dokumentets sidefod med sidenummerering.</text:p>
          </table:table-cell>
        </table:table-row>
        <table:table-row>
          <table:table-cell table:style-name="Tabel1.A2" office:value-type="string">
            <text:p text:style-name="P1">page_contents</text:p>
          </table:table-cell>
          <table:table-cell table:style-name="Tabel1.B2" office:value-type="string">
            <text:p text:style-name="P1">Dokumentets brødtekst.</text:p>
          </table:table-cell>
        </table:table-row>
      </table:table>
      <text:p text:style-name="P3"><draw:frame text:anchor-type="paragraph" draw:z-index="0" draw:style-name="gr1" draw:text-style-name="P11" svg:width="3.3335in" svg:height="0.287in" svg:x="-0.0075in" svg:y="0.0236in"><draw:text-box><text:p><text:span text:style-name="T3">Attributværdier for id</text:span></text:p><text:p><text:span text:style-name="T4">I tabellen ses attributværdiernes funktion i en template.</text:span></text:p></draw:text-box></draw:frame></text:p>
      <text:p text:style-name="P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2">Attributværdi</text:p>
          </table:table-cell>
          <table:table-cell table:style-name="Tabel2.B1" office:value-type="string">
            <text:p text:style-name="P2">Funktion</text:p>
          </table:table-cell>
        </table:table-row>
        <table:table-row>
          <table:table-cell table:style-name="Tabel2.A2" office:value-type="string">
            <text:p text:style-name="P1">alignment_block</text:p>
          </table:table-cell>
          <table:table-cell table:style-name="Tabel2.B2" office:value-type="string">
            <text:p text:style-name="P1">En blok som kan tages i brug, hvis man ønsker at justere et objekt eller en mængde tekst til højre eller venstre.</text:p>
          </table:table-cell>
        </table:table-row>
        <table:table-row>
          <table:table-cell table:style-name="Tabel2.A2" office:value-type="string">
            <text:p text:style-name="P1">block_left</text:p>
          </table:table-cell>
          <table:table-cell table:style-name="Tabel2.B2" office:value-type="string">
            <text:p text:style-name="P1">Anvendes i samspil med alignment_block til at justere et objekt til venstre. Den skal være omsluttet af en alignment_block.</text:p>
          </table:table-cell>
        </table:table-row>
        <table:table-row>
          <table:table-cell table:style-name="Tabel2.A2" office:value-type="string">
            <text:p text:style-name="P1">block_right</text:p>
          </table:table-cell>
          <table:table-cell table:style-name="Tabel2.B2" office:value-type="string">
            <text:p text:style-name="P1">Anvendes i samspil med alignment_block til at justere et objekt til venstre. Den skal være omsluttet af en alignment_block.</text:p>
          </table:table-cell>
        </table:table-row>
        <table:table-row>
          <table:table-cell table:style-name="Tabel2.A2" office:value-type="string">
            <text:p text:style-name="P1">page_break</text:p>
          </table:table-cell>
          <table:table-cell table:style-name="Tabel2.B2" office:value-type="string">
            <text:p text:style-name="P1">Anvendes til at fremprovokere et sideskift i det endelige dokument.</text:p>
          </table:table-cell>
        </table:table-row>
      </table:table>
      <text:p text:style-name="P3"><draw:frame text:anchor-type="paragraph" draw:z-index="1" draw:style-name="gr1" draw:text-style-name="P11" svg:width="3.3335in" svg:height="0.287in" svg:x="-0.0075in" svg:y="0.0236in"><draw:text-box><text:p><text:span text:style-name="T3">Attributværdier for class</text:span></text:p><text:p><text:span text:style-name="T4">I tabellen ses attributværdiernes funktion i en template.</text:span></text:p></draw:text-box></draw:frame></text:p>
      <text:p text:style-name="P3"/>
      <text:h text:style-name="Heading_20_3" text:outline-level="3">Datafelter</text:h>
      <text:p text:style-name="Text_20_body">Datafelter kan defineres af et #-tegn efterfulgt af et feltnavn – f.eks. #modtager eller #afsenders_adresse. Disse felter kan indsættes vilkårlige steder i dokumentet – også i initieringsdelen.</text:p>
      <text:p text:style-name="P3"/>
      <text:h text:style-name="P10" text:outline-level="3">Eksempler</text:h>
      <text:p text:style-name="P3">I det følgende vil vi give et par eksempler på hvordan DIV-tags og deres id- og class-attributter kan anvendes til at definere dokumentstrukturer.</text:p>
      <text:p text:style-name="P6">Eksempel 1:</text:p>
      <text:p text:style-name="P4"><draw:frame text:anchor-type="paragraph" draw:z-index="2" draw:style-name="gr2" draw:text-style-name="P12" svg:width="6.6878in" svg:height="2.6988in" svg:x="0.0181in" svg:y="0.0193in"><draw:text-box><text:p><text:span text:style-name="T5">&lt;?xml version="1.0" encoding="utf-8" ?&gt;</text:span></text:p><text:p><text:span text:style-name="T5">&lt;html xmlns="http://www.w3.org/1999/xhtml" xml:lang="en" lang="da-DK"&gt;</text:span></text:p><text:p><text:span text:style-name="T5">&lt;head&gt;</text:span></text:p><text:p><text:span text:style-name="T5"><text:s text:c="2"/></text:span><text:span text:style-name="T5">&lt;meta http-equiv="Content-Type" content="text/html; charset=utf-8" /&gt;</text:span></text:p><text:p><text:span text:style-name="T5">&lt;title&gt;Testdokument&lt;/title&gt;</text:span></text:p><text:p><text:span text:style-name="T5">&lt;/head&gt;</text:span></text:p><text:p><text:span text:style-name="T5">&lt;body&gt;</text:span></text:p><text:p><text:span text:style-name="T5">&lt;div id="init" style="margin-left: 1cm; margin-top: 2cm; margin-right: 1cm; margin-bottom: 1.5cm;"&gt;</text:span></text:p><text:p><text:span text:style-name="T5"><text:s text:c="4"/></text:span><text:span text:style-name="T5">&lt;div id="page_header"&gt;</text:span></text:p><text:p><text:span text:style-name="T5"><text:s text:c="8"/></text:span><text:span text:style-name="T5">&lt;p style="text-align: center"&gt;#sidehoved&lt;/p&gt;</text:span></text:p><text:p><text:span text:style-name="T5"><text:s text:c="4"/></text:span><text:span text:style-name="T5">&lt;/div&gt;</text:span></text:p><text:p><text:span text:style-name="T5"><text:s text:c="4"/></text:span><text:span text:style-name="T5">&lt;div id="page_footer"&gt;</text:span></text:p><text:p><text:span text:style-name="T5"><text:s text:c="8"/></text:span><text:span text:style-name="T5">&lt;p style="text-align: center"&gt;#sidefod&lt;/p&gt;</text:span></text:p><text:p><text:span text:style-name="T5"><text:s text:c="4"/></text:span><text:span text:style-name="T5">&lt;/div&gt;</text:span></text:p><text:p><text:span text:style-name="T5"><text:s text:c="4"/></text:span><text:span text:style-name="T5">&lt;div id="page_contents"&gt;</text:span></text:p><text:p><text:span text:style-name="T5"><text:s text:c="8"/></text:span><text:span text:style-name="T5">&lt;h1&gt;Testdokument&lt;/h1&gt;</text:span></text:p><text:p><text:span text:style-name="T5"><text:s text:c="8"/></text:span><text:span text:style-name="T5">&lt;p&gt;Dette er dokumentets brødtekst.&lt;/p&gt;</text:span></text:p><text:p><text:span text:style-name="T5"><text:s text:c="4"/></text:span><text:span text:style-name="T5">&lt;/div&gt;</text:span></text:p><text:p><text:span text:style-name="T5">&lt;/div&gt;</text:span></text:p><text:p><text:span text:style-name="T5">&lt;/body&gt;</text:span></text:p><text:p><text:span text:style-name="T5">&lt;/html&gt;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Ovenstående XHTML-dokument vil generere et dokument med et sidehoved og en sidefod, hvis indhold kan defineres via felterne med samme navn. Læg mærke til at der i brødteksten er anvendt header-tags (h1) og paragraf-tags (p). Dette er en meget væsentlig detalje idet den har stor relevans for det efterfølgende PDF/A 1a-dokument. I PDF/A defineres semantikken af h1-h6- og p-tags. Disse kan hjælpe til med at definere flowet i dokumentet.</text:p>
      <text:p text:style-name="P5"/>
      <text:p text:style-name="P4">Eksempel 2:</text:p>
      <text:p text:style-name="P5"><draw:frame text:anchor-type="paragraph" draw:z-index="3" draw:style-name="gr2" draw:text-style-name="P12" svg:width="6.6878in" svg:height="3.0843in" svg:x="0.0181in" svg:y="0.0193in"><draw:text-box><text:p><text:span text:style-name="T5">...</text:span></text:p><text:p><text:span text:style-name="T5">&lt;div id="init" style="margin-left: 1cm; margin-top: 2cm; margin-right: 1cm; margin-bottom: 1.5cm;"&gt;</text:span></text:p><text:p><text:span text:style-name="T5"><text:s text:c="4"/></text:span><text:span text:style-name="T5">&lt;div id="page_header"&gt;</text:span></text:p><text:p><text:span text:style-name="T5"><text:s text:c="8"/></text:span><text:span text:style-name="T5">&lt;p style="text-align: center"&gt;#sidehoved&lt;/p&gt;</text:span></text:p><text:p><text:span text:style-name="T5"><text:s text:c="4"/></text:span><text:span text:style-name="T5">&lt;/div&gt;</text:span></text:p><text:p><text:span text:style-name="T5"><text:s text:c="4"/></text:span><text:span text:style-name="T5">&lt;div id="page_footer_with_page_number"&gt;</text:span></text:p><text:p><text:span text:style-name="T5"><text:s text:c="8"/></text:span><text:span text:style-name="T5">#sidefod</text:span></text:p><text:p><text:span text:style-name="T5"><text:s text:c="4"/></text:span><text:span text:style-name="T5">&lt;/div&gt;</text:span></text:p><text:p><text:span text:style-name="T5"><text:s text:c="4"/></text:span><text:span text:style-name="T5">&lt;div id="page_contents"&gt;</text:span></text:p><text:p><text:span text:style-name="T5"><text:s text:c="8"/></text:span><text:span text:style-name="T5">&lt;div class="alignment_block" style="width: 100%;"&gt;</text:span></text:p><text:p><text:span text:style-name="T5"><text:s text:c="12"/></text:span><text:span text:style-name="T5">&lt;div class="block_left"&gt;</text:span></text:p><text:p><text:span text:style-name="T5"><text:s text:c="16"/></text:span><text:span text:style-name="T5">&lt;p&gt;#modtagers_navn&lt;/p&gt;</text:span></text:p><text:p><text:span text:style-name="T5"><text:s text:c="16"/></text:span><text:span text:style-name="T5">&lt;p&gt;#modtagers_adresse&lt;/p&gt;</text:span></text:p><text:p><text:span text:style-name="T5"><text:s text:c="12"/></text:span><text:span text:style-name="T5">&lt;/div&gt;</text:span></text:p><text:p><text:span text:style-name="T5"><text:s text:c="12"/></text:span><text:span text:style-name="T5">&lt;div class="block_right"&gt;</text:span></text:p><text:p><text:span text:style-name="T5"><text:s text:c="16"/></text:span><text:span text:style-name="T5">&lt;p&gt;#afsenders_navn&lt;/p&gt;</text:span></text:p><text:p><text:span text:style-name="T5"><text:s text:c="16"/></text:span><text:span text:style-name="T5">&lt;p&gt;#afsenders_adresse&lt;/p&gt;</text:span></text:p><text:p><text:span text:style-name="T5"><text:s text:c="12"/></text:span><text:span text:style-name="T5">&lt;/div&gt;</text:span></text:p><text:p><text:span text:style-name="T5"><text:s text:c="8"/></text:span><text:span text:style-name="T5">&lt;/div&gt;</text:span></text:p><text:p><text:span text:style-name="T5"><text:s text:c="8"/></text:span><text:span text:style-name="T5">Testdokument.</text:span></text:p><text:p><text:span text:style-name="T5"><text:s text:c="8"/></text:span><text:span text:style-name="T5">Dette er dokumentets brødtekst.</text:span></text:p><text:p><text:span text:style-name="T5"><text:s text:c="4"/></text:span><text:span text:style-name="T5">&lt;/div&gt;</text:span></text:p><text:p><text:span text:style-name="T5">&lt;/div&gt;</text:span></text:p><text:p><text:span text:style-name="T5">...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venfor ses hvordan <text:span text:style-name="T2">alignment_block</text:span> samt <text:span text:style-name="T1">block_left</text:span> og <text:span text:style-name="T1">block_right</text:span> kan anvendes til at henholdsvis højre- og venstrestille to blokke. Disse to blokke vil være på samme højde, men i hver sin side af si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Isaksen</meta:initial-creator>
    <meta:creation-date>2012-08-14T16:08:47</meta:creation-date>
    <dc:date>2012-08-15T10:28:21</dc:date>
    <dc:creator>Dennis </dc:creator>
    <meta:editing-duration>PT7M25S</meta:editing-duration>
    <meta:editing-cycles>5</meta:editing-cycles>
    <meta:generator>LibreOffice/3.4$Unix LibreOffice_project/340m1$Build-402</meta:generator>
    <meta:document-statistic meta:table-count="2" meta:image-count="0" meta:object-count="0" meta:page-count="3" meta:paragraph-count="47" meta:word-count="464" meta:character-count="3183" meta:non-whitespace-character-count="2766"/>
  </office:meta>
</office:document-meta>
</file>